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92f1d" officeooo:paragraph-rsid="00192f1d"/>
    </style:style>
    <style:style style:name="P2" style:family="paragraph" style:parent-style-name="Standard">
      <style:text-properties officeooo:rsid="00192f1d" officeooo:paragraph-rsid="00192f1d"/>
    </style:style>
    <style:style style:name="P3" style:family="paragraph" style:parent-style-name="Standard">
      <style:text-properties officeooo:rsid="00192f1d" officeooo:paragraph-rsid="001a27ea"/>
    </style:style>
    <style:style style:name="P4" style:family="paragraph" style:parent-style-name="Standard">
      <style:text-properties fo:color="#ffffff" loext:opacity="100%" officeooo:rsid="00192f1d" officeooo:paragraph-rsid="00192f1d" fo:background-color="#2a6099"/>
    </style:style>
    <style:style style:name="P5" style:family="paragraph" style:parent-style-name="Standard">
      <style:text-properties fo:color="#ffffff" loext:opacity="100%" officeooo:rsid="00192f1d" officeooo:paragraph-rsid="001a27ea" fo:background-color="#2a6099"/>
    </style:style>
    <style:style style:name="P6" style:family="paragraph" style:parent-style-name="Standard">
      <style:text-properties fo:color="#ffffff" loext:opacity="100%" officeooo:rsid="001cb367" officeooo:paragraph-rsid="00192f1d" fo:background-color="#2a6099"/>
    </style:style>
    <style:style style:name="P7" style:family="paragraph" style:parent-style-name="Standard">
      <style:text-properties officeooo:rsid="001cb367" officeooo:paragraph-rsid="00192f1d"/>
    </style:style>
    <style:style style:name="P8" style:family="paragraph" style:parent-style-name="Standard">
      <style:text-properties officeooo:rsid="001cb367" officeooo:paragraph-rsid="001cb367"/>
    </style:style>
    <style:style style:name="T1" style:family="text">
      <style:text-properties officeooo:rsid="001a27ea"/>
    </style:style>
    <style:style style:name="T2" style:family="text">
      <style:text-properties officeooo:rsid="001ab718"/>
    </style:style>
    <style:style style:name="T3" style:family="text">
      <style:text-properties officeooo:rsid="001cb3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ECHA: 23 de febrero de 2026</text:p>
      <text:p text:style-name="Standard">DÍA DE TRABAJO: 1/80</text:p>
      <text:p text:style-name="Standard">TIEMPO DEDICADO: 2 horas</text:p>
      <text:p text:style-name="Standard"/>
      <text:p text:style-name="P6">TAREAS REALIZADAS:</text:p>
      <text:p text:style-name="P7"/>
      <text:p text:style-name="P7">Nombre: SWAGSCORD</text:p>
      <text:p text:style-name="P7"/>
      <text:p text:style-name="P7">Concepto: Tienda online de ropa alternativa, streetwear, sneakers y joyería (BAPE, Kuurth, etc.)</text:p>
      <text:p text:style-name="P7"/>
      <text:p text:style-name="P7">Público objetivo: 16-30 años, cultura hypebeast, influenciados por artistas urbanos</text:p>
      <text:p text:style-name="P7"/>
      <text:p text:style-name="P6">Investigación de competencia (4 tiendas similares):</text:p>
      <text:p text:style-name="P7"/>
      <text:p text:style-name="P7"><text:a xlink:type="simple" xlink:href="https://www.sivasdescalzo.com/" text:style-name="Internet_20_link" text:visited-style-name="Visited_20_Internet_20_Link">https://www.sivasdescalzo.com</text:a></text:p>
      <text:p text:style-name="P7"/>
      <text:p text:style-name="P7"><text:a xlink:type="simple" xlink:href="https://footdistrict.com/" text:style-name="Internet_20_link" text:visited-style-name="Visited_20_Internet_20_Link">https://footdistrict.com</text:a></text:p>
      <text:p text:style-name="P7"/>
      <text:p text:style-name="P7"><text:a xlink:type="simple" xlink:href="https://stockx.com/" text:style-name="Internet_20_link" text:visited-style-name="Visited_20_Internet_20_Link">https://stockx.com</text:a></text:p>
      <text:p text:style-name="P7"/>
      <text:p text:style-name="P7"><text:a xlink:type="simple" xlink:href="https://kuurth.com/" text:style-name="Internet_20_link" text:visited-style-name="Visited_20_Internet_20_Link">https://kuurth.com</text:a></text:p>
      <text:p text:style-name="P7"/>
      <text:p text:style-name="P6">Redacción de Introducción:</text:p>
      <text:p text:style-name="P7"/>
      <text:p text:style-name="P7">SWAGSCORD es un proyecto de tienda online especializada en moda alternativa, </text:p>
      <text:p text:style-name="P7">streetwear y cultura hypebeast. La plataforma ofrecerá un catálogo de productos </text:p>
      <text:p text:style-name="P7">de marcas emergentes y consolidadas del sector, incluyendo ropa, sudaderas, </text:p>
      <text:p text:style-name="P7">sneakers y joyería de firmas como BAPE, Kuurth y otras referentes en el </text:p>
      <text:p text:style-name="P7">panorama urbano.</text:p>
      <text:p text:style-name="P7"/>
      <text:p text:style-name="P7">La aplicación permitirá a los usuarios registrarse, explorar el catálogo, </text:p>
      <text:p text:style-name="P7">gestionar sus productos favoritos y realizar pedidos. Por su parte, los </text:p>
      <text:p text:style-name="P7">administradores podrán gestionar el inventario, los pedidos y los usuarios.</text:p>
      <text:p text:style-name="P7"/>
      <text:p text:style-name="P7">El proyecto surge de la observación de una creciente comunidad en Canarias </text:p>
      <text:p text:style-name="P7">interesada en este tipo de moda, influenciada por artistas del panorama </text:p>
      <text:p text:style-name="P7">argentino como Saramalacara o español como Rojuu. Actualmente, esta comunidad </text:p>
      <text:p text:style-name="P7">depende en gran medida de tiendas de fuera del archipiélago o de importaciones.</text:p>
      <text:p text:style-name="P7"/>
      <text:p text:style-name="P6">Definición de requisitos técnicos básicos:</text:p>
      <text:p text:style-name="P7"/>
      <text:p text:style-name="P7">Base de datos: Usuarios, Productos, ListaDeseos, Carrito, Compras, Pedidos (6 tablas)</text:p>
      <text:p text:style-name="P7"/>
      <text:p text:style-name="P7">Arquitectura: Cliente (frontend) + Servidor (backend)</text:p>
      <text:p text:style-name="P7"/>
      <text:p text:style-name="P6">Decisiones técnicas:</text:p>
      <text:p text:style-name="P7"/>
      <text:p text:style-name="P7">Sistema de pagos: SIMULADO (no real, para proyecto)</text:p>
      <text:p text:style-name="P7"/>
      <text:p text:style-name="P7">Acceso: Catálogo visible para todos / Compras solo para usuarios registrados</text:p>
      <text:p text:style-name="P7"><text:soft-page-break/></text:p>
      <text:p text:style-name="P7">Roles: ADMIN (gestión inventario/pedidos/usuarios) y USUARIO NORMAL</text:p>
      <text:p text:style-name="P7"/>
      <text:p text:style-name="P6">PROBLEMAS ENCONTRADOS:</text:p>
      <text:p text:style-name="P7"/>
      <text:p text:style-name="P7">Ninguno relevant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2f1d" officeooo:paragraph-rsid="00192f1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orrador Kevin Alejandro Ramos Bernal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23T21:18:13.578000000</meta:creation-date>
    <dc:date>2026-02-23T21:42:19.202000000</dc:date>
    <meta:editing-duration>PT13M33S</meta:editing-duration>
    <meta:editing-cycles>5</meta:editing-cycles>
    <meta:generator>LibreOffice/7.1.4.2$Windows_X86_64 LibreOffice_project/a529a4fab45b75fefc5b6226684193eb000654f6</meta:generator>
    <meta:document-statistic meta:table-count="0" meta:image-count="0" meta:object-count="0" meta:page-count="10" meta:paragraph-count="35" meta:word-count="237" meta:character-count="1768" meta:non-whitespace-character-count="1557"/>
  </office:meta>
</office:document-meta>
</file>